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f64d" officeooo:paragraph-rsid="001cf64d"/>
    </style:style>
    <style:style style:name="P2" style:family="paragraph" style:parent-style-name="Standard">
      <style:text-properties officeooo:rsid="001f3c83" officeooo:paragraph-rsid="001f3c83"/>
    </style:style>
    <style:style style:name="P3" style:family="paragraph" style:parent-style-name="Standard">
      <style:text-properties officeooo:rsid="001f5186" officeooo:paragraph-rsid="001f5186"/>
    </style:style>
    <style:style style:name="P4" style:family="paragraph" style:parent-style-name="Standard">
      <style:text-properties officeooo:rsid="001f89a4" officeooo:paragraph-rsid="001f89a4"/>
    </style:style>
    <style:style style:name="P5" style:family="paragraph" style:parent-style-name="Standard">
      <style:text-properties officeooo:rsid="0026131b" officeooo:paragraph-rsid="0026131b"/>
    </style:style>
    <style:style style:name="P6" style:family="paragraph" style:parent-style-name="Standard">
      <style:text-properties officeooo:rsid="00280ba2" officeooo:paragraph-rsid="00280ba2"/>
    </style:style>
    <style:style style:name="P7" style:family="paragraph" style:parent-style-name="Standard">
      <style:text-properties officeooo:rsid="0028bef8" officeooo:paragraph-rsid="0028bef8"/>
    </style:style>
    <style:style style:name="P8" style:family="paragraph" style:parent-style-name="Standard">
      <style:text-properties officeooo:rsid="002926df" officeooo:paragraph-rsid="002926df"/>
    </style:style>
    <style:style style:name="P9" style:family="paragraph" style:parent-style-name="Standard">
      <style:text-properties officeooo:rsid="00295f50" officeooo:paragraph-rsid="00295f50"/>
    </style:style>
    <style:style style:name="P10" style:family="paragraph" style:parent-style-name="Standard">
      <style:text-properties officeooo:rsid="002a42ff" officeooo:paragraph-rsid="002a42ff"/>
    </style:style>
    <style:style style:name="P11" style:family="paragraph" style:parent-style-name="Standard">
      <style:text-properties officeooo:rsid="002f5061" officeooo:paragraph-rsid="002f5061"/>
    </style:style>
    <style:style style:name="P12" style:family="paragraph" style:parent-style-name="Standard">
      <style:text-properties officeooo:rsid="0031c966" officeooo:paragraph-rsid="0031c966"/>
    </style:style>
    <style:style style:name="P13" style:family="paragraph" style:parent-style-name="Standard">
      <style:text-properties officeooo:rsid="0031c966" officeooo:paragraph-rsid="0034ccd5"/>
    </style:style>
    <style:style style:name="P14" style:family="paragraph" style:parent-style-name="Standard">
      <style:text-properties officeooo:rsid="0034ccd5" officeooo:paragraph-rsid="0034ccd5"/>
    </style:style>
    <style:style style:name="P15" style:family="paragraph" style:parent-style-name="Standard">
      <style:text-properties officeooo:rsid="0034cda0" officeooo:paragraph-rsid="0034cda0"/>
    </style:style>
    <style:style style:name="P16" style:family="paragraph" style:parent-style-name="Standard">
      <style:text-properties officeooo:rsid="00368cb7" officeooo:paragraph-rsid="00368cb7"/>
    </style:style>
    <style:style style:name="P17" style:family="paragraph" style:parent-style-name="Standard">
      <style:text-properties officeooo:rsid="003a43a0" officeooo:paragraph-rsid="003a43a0"/>
    </style:style>
    <style:style style:name="P18" style:family="paragraph" style:parent-style-name="Standard">
      <style:text-properties officeooo:rsid="003d11be" officeooo:paragraph-rsid="003d11be"/>
    </style:style>
    <style:style style:name="P19" style:family="paragraph" style:parent-style-name="Standard">
      <style:text-properties officeooo:rsid="004082b8" officeooo:paragraph-rsid="004082b8"/>
    </style:style>
    <style:style style:name="P20" style:family="paragraph" style:parent-style-name="Standard">
      <style:text-properties officeooo:rsid="00429742" officeooo:paragraph-rsid="00429742"/>
    </style:style>
    <style:style style:name="P21" style:family="paragraph" style:parent-style-name="Standard">
      <style:paragraph-properties fo:break-before="page"/>
      <style:text-properties officeooo:rsid="002a42ff" officeooo:paragraph-rsid="002a42ff"/>
    </style:style>
    <style:style style:name="P22" style:family="paragraph" style:parent-style-name="Standard">
      <style:paragraph-properties fo:break-before="page"/>
      <style:text-properties officeooo:rsid="004082b8" officeooo:paragraph-rsid="004082b8"/>
    </style:style>
    <style:style style:name="P23" style:family="paragraph" style:parent-style-name="Standard">
      <style:text-properties officeooo:rsid="00429742" officeooo:paragraph-rsid="00429742"/>
    </style:style>
    <style:style style:name="P24" style:family="paragraph" style:parent-style-name="Standard">
      <style:text-properties officeooo:rsid="0046968e" officeooo:paragraph-rsid="0046968e"/>
    </style:style>
    <style:style style:name="P25" style:family="paragraph" style:parent-style-name="Standard">
      <style:text-properties officeooo:rsid="004a3f1e" officeooo:paragraph-rsid="004a3f1e"/>
    </style:style>
    <style:style style:name="P26" style:family="paragraph" style:parent-style-name="Standard">
      <style:text-properties officeooo:rsid="004eb5f0" officeooo:paragraph-rsid="004eb5f0"/>
    </style:style>
    <style:style style:name="P27" style:family="paragraph" style:parent-style-name="Standard">
      <style:text-properties officeooo:rsid="004f5c26" officeooo:paragraph-rsid="004f5c26"/>
    </style:style>
    <style:style style:name="T1" style:family="text">
      <style:text-properties officeooo:rsid="0020d597"/>
    </style:style>
    <style:style style:name="T2" style:family="text">
      <style:text-properties officeooo:rsid="0022ae17"/>
    </style:style>
    <style:style style:name="T3" style:family="text">
      <style:text-properties officeooo:rsid="00243e99"/>
    </style:style>
    <style:style style:name="T4" style:family="text">
      <style:text-properties officeooo:rsid="002ac8f4"/>
    </style:style>
    <style:style style:name="T5" style:family="text">
      <style:text-properties officeooo:rsid="002ae959"/>
    </style:style>
    <style:style style:name="T6" style:family="text">
      <style:text-properties officeooo:rsid="002f5061"/>
    </style:style>
    <style:style style:name="T7" style:family="text">
      <style:text-properties officeooo:rsid="003130af"/>
    </style:style>
    <style:style style:name="T8" style:family="text">
      <style:text-properties officeooo:rsid="0031c966"/>
    </style:style>
    <style:style style:name="T9" style:family="text">
      <style:text-properties officeooo:rsid="0033890a"/>
    </style:style>
    <style:style style:name="T10" style:family="text">
      <style:text-properties officeooo:rsid="003454ff"/>
    </style:style>
    <style:style style:name="T11" style:family="text">
      <style:text-properties officeooo:rsid="00379c3f"/>
    </style:style>
    <style:style style:name="T12" style:family="text">
      <style:text-properties officeooo:rsid="00396f9b"/>
    </style:style>
    <style:style style:name="T13" style:family="text">
      <style:text-properties officeooo:rsid="003a43a0"/>
    </style:style>
    <style:style style:name="T14" style:family="text">
      <style:text-properties officeooo:rsid="003b44e2"/>
    </style:style>
    <style:style style:name="T15" style:family="text">
      <style:text-properties officeooo:rsid="003e8c3e"/>
    </style:style>
    <style:style style:name="T16" style:family="text">
      <style:text-properties officeooo:rsid="00424f32"/>
    </style:style>
    <style:style style:name="T17" style:family="text">
      <style:text-properties officeooo:rsid="00429742"/>
    </style:style>
    <style:style style:name="T18" style:family="text">
      <style:text-properties officeooo:rsid="0043550c"/>
    </style:style>
    <style:style style:name="T19" style:family="text">
      <style:text-properties officeooo:rsid="00488cec"/>
    </style:style>
    <style:style style:name="T20" style:family="text">
      <style:text-properties officeooo:rsid="004be49c"/>
    </style:style>
    <style:style style:name="T21" style:family="text">
      <style:text-properties officeooo:rsid="004d17fd"/>
    </style:style>
    <style:style style:name="T22" style:family="text">
      <style:text-properties officeooo:rsid="004ed69f"/>
    </style:style>
    <style:style style:name="T23" style:family="text">
      <style:text-properties officeooo:rsid="00514f00"/>
    </style:style>
    <style:style style:name="T24" style:family="text">
      <style:text-properties officeooo:rsid="0053403f"/>
    </style:style>
    <style:style style:name="T25" style:family="text">
      <style:text-properties officeooo:rsid="005398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son 2:</text:p>
      <text:p text:style-name="P1">Lớp bài toán P, NP, và NP-khó và NP-đầy đủ.</text:p>
      <text:p text:style-name="P1">-P: thuật toán đơn định + thời gian đa thức.</text:p>
      <text:p text:style-name="P1">-NP: thuật toán k đơn định + thời gian đa thức.</text:p>
      <text:p text:style-name="P2">Giải pháp cho NP khó:</text:p>
      <text:p text:style-name="P2">-Tìm nghiệm chính xác bằng thuật toán đơn định thời gian hàm mũ (duyệt)</text:p>
      <text:p text:style-name="P2">-Tìm nghiệm gần đúng bằng thuật toán đơn định thời gian đa thức</text:p>
      <text:p text:style-name="P3">Thuật toán xấp xỉ tuyệt đối</text:p>
      <text:p text:style-name="P3"/>
      <text:p text:style-name="P4">Ví dụ: </text:p>
      <text:p text:style-name="P4">-Dữ <text:s/>liệu vào: n chương trình với các dung lượng nhớ d1,..,dn</text:p>
      <text:p text:style-name="P4">-Yêu cầu: ghi ctrinfh lên 2 băng nhớ với số lượng tối đa, mỗi chương trình chỉ ghi được liên tục trên 1 băng nhớ</text:p>
      <text:p text:style-name="P4">-NP-đầy đủ.</text:p>
      <text:p text:style-name="P4">-Thuật toán không đơn định + thời gian đa thức.</text:p>
      <text:p text:style-name="P4">-Các phương án: cho vào 1, cho vào 2, or không. =&gt;thuật toán không đơn định.</text:p>
      <text:p text:style-name="P4">-Duyệt a<text:span text:style-name="T1">ll phương án (3^n) =&gt; thuật toán đơn định thời gian hàm mũ.</text:span></text:p>
      <text:p text:style-name="P4">-<text:span text:style-name="T2">Tối ưu: sort + lấy từ bé đến lớn. =&gt; 2^n</text:span></text:p>
      <text:p text:style-name="P4">-<text:span text:style-name="T3">Thuật toán 1-xấp xỉ tuyệt đối (chênh lệch k quá 1 với lời giải tối ưu): sort + đưa hết vào 1 + đưa hết vào 2.</text:span></text:p>
      <text:p text:style-name="P5">-Cm:</text:p>
      <text:p text:style-name="P5">+d1 + d2 +...+di &lt; L</text:p>
      <text:p text:style-name="P5">+d1 + … +di + d(i+1) &gt; L</text:p>
      <text:p text:style-name="P5">+d(i + 1) + .. +dj &lt; L</text:p>
      <text:p text:style-name="P5">+d(i + 1) + … + d(j+1) &gt; L</text:p>
      <text:p text:style-name="P5">+d1 +… d(j + 1) + d(i + 1) &gt; 2L</text:p>
      <text:p text:style-name="P5">k là số lượng vs 2L &gt;= kquar tối ưu</text:p>
      <text:p text:style-name="P5">d1 + … dk &lt;= 2L</text:p>
      <text:p text:style-name="P5">=&gt; k &lt; j + 2</text:p>
      <text:p text:style-name="P5">=&gt; k &lt;= j + 1</text:p>
      <text:p text:style-name="P6">=&gt; thuật toán xấp xỉ tuyệt đối ít</text:p>
      <text:p text:style-name="P6"/>
      <text:p text:style-name="P7">Heuristic cấu trúc (tham lam)</text:p>
      <text:p text:style-name="P7"/>
      <text:p text:style-name="P8">Tìm kiếm địa phương (local search)</text:p>
      <text:p text:style-name="P8"/>
      <text:p text:style-name="P9">btvn:</text:p>
      <text:p text:style-name="P9">-Comparision of heuristic algorithms for the N-Queen Problem</text:p>
      <text:p text:style-name="P9">Phương pháp + kết quả</text:p>
      <text:p text:style-name="P9">-Greedy constructive heuristic and local search algorithm for solving Nurse Rostering Problem</text:p>
      <text:p text:style-name="P9">- </text:p>
      <text:p text:style-name="P9"><text:line-break/></text:p>
      <text:p text:style-name="P21">Lesson 3: </text:p>
      <text:p text:style-name="P10">- Tối ưu tổ hợp:</text:p>
      <text:p text:style-name="P10">-Tối ưu liên tục: </text:p>
      <text:p text:style-name="P10">+…</text:p>
      <text:p text:style-name="P10">+GA ( Genetic Algorithms): <text:span text:style-name="T4">Thuật toán di truyền (Trình bày bài toán GA đủ 5 bước)</text:span></text:p>
      <text:p text:style-name="P10"><text:tab/><text:span text:style-name="T5">Bước 1: Chọn cấu trúc nst để biểu diễn lời giải của bài toán</text:span></text:p>
      <text:p text:style-name="P10"><text:tab/><text:span text:style-name="T5">Bước 2: Khởi tạo lời giải ban đầu. Việc khởi tạo là ngẫu nhiên hay có thể áp dụng một vài thuật toán heuristic</text:span></text:p>
      <text:p text:style-name="P10"><text:tab/><text:span text:style-name="T5">Bước 3: Chọn hàm đánh giá mức độ tốt của lời giải (Để đánh giá các cá thể trong quần thể lời giải theo mức độ thích nghi của chúng)</text:span></text:p>
      <text:p text:style-name="P10"><text:tab/><text:span text:style-name="T5">Bước 4: Thiết kế toán tử di truyền. Các toán tử này được thiết kế nên dựa vào nst, đặc điểm bài toán và các ràng buộc của nó.</text:span></text:p>
      <text:p text:style-name="P10"><text:tab/><text:span text:style-name="T5">Bước 5: Xác định các tham số cho bài toán. Các tham số này có thể không thay đổi tỏng quá trình tiến hóa hoặc có thể tự điều chỉnh tham số theo thời gian.j</text:span></text:p>
      <text:p text:style-name="P10"/>
      <text:p text:style-name="P10">Ex:</text:p>
      <text:p text:style-name="P10">-<text:span text:style-name="T6">Chọn cấu trúc nst biểu diễn lời giải của bài toán:<text:line-break/>+Dãy bit: 0010010001</text:span></text:p>
      <text:p text:style-name="P11">+Dãy số: 43.324, -2342,…</text:p>
      <text:p text:style-name="P11">+Hoán vị: E11 E2 E7 … E1</text:p>
      <text:p text:style-name="P11">+Danh sách <text:span text:style-name="T7">các luật</text:span> quy luật: R1 R2 R3 … R22 R23</text:p>
      <text:p text:style-name="P11">+THành phần của chương trình (genetic programming)</text:p>
      <text:p text:style-name="P11">+… hoặc cấu trúc dữ liệu nào đó </text:p>
      <text:p text:style-name="P11">-<text:span text:style-name="T8">Thủ tục chọn lọc: vòng quay xổ số<text:line-break/>+ Với mỗi một cá thể, đánh giá độ thích nghi của nó, cộng tất cả lại =&gt; độ thích nghi của n cá thể, tính xs chọn pi của nst vi, tính xs tích lũy = tổng pi;</text:span></text:p>
      <text:p text:style-name="P12"><text:s/><text:span text:style-name="T9">+Toán tử di truyền</text:span></text:p>
      <text:p text:style-name="P12"/>
      <text:p text:style-name="P13">Ex: <text:span text:style-name="T10">bài toán người chào hàng (giải theo GA):</text:span></text:p>
      <text:p text:style-name="P14">+mô tả bằng hoán vị, mỗi hoán vị là 1 lời giải</text:p>
      <text:p text:style-name="P14">+tương giao chéo:(lấy ưu điểm của cha và của mẹ) lấy ngẫu nhiên 1 đoạn (i – j) sau đó cố định đoạn đấy cho con, lấy ưu điểm của cha, lấy thêm ưu điểm của mẹ (optional), tuy nhiễn phải thỏa mãn là hoán vị</text:p>
      <text:p text:style-name="P15">Cha 3 5 7 2 1 6 4 8</text:p>
      <text:p text:style-name="P15">Mẹ 2 5 7 6 8 1 3 4</text:p>
      <text:p text:style-name="P15">Con </text:p>
      <text:p text:style-name="P15">cố định từ 7 2 1 6</text:p>
      <text:p text:style-name="P15"/>
      <text:p text:style-name="P15">+Đột biến: chọn 2 điểm và swap</text:p>
      <text:p text:style-name="P15"/>
      <text:p text:style-name="P15"/>
      <text:p text:style-name="P16">Câu hỏi:<text:line-break/>-Điều kiện kết thúc thuật toán:<text:line-break/>+Thời gian chạy mình muốn</text:p>
      <text:p text:style-name="P16">+Số vòng đời <text:span text:style-name="T11">(mỗi thuật toán xây dựng k lời giải, k / số cá thể = số vòng đời)</text:span></text:p>
      <text:p text:style-name="P16">+Đủ <text:span text:style-name="T12">tốt của một lời giải</text:span></text:p>
      <text:p text:style-name="P16">-<text:span text:style-name="T13">Hàm đánh giá độ thích nghi thỏa mãn điều kiện gì?</text:span></text:p>
      <text:p text:style-name="P17">+<text:span text:style-name="T14">Lời giải có hàm mục tiêu tốt thì hàm đánh giá độ thích nghi cũng tốt (hàm max)</text:span></text:p>
      <text:p text:style-name="P18">-Sử dụng heuristic cấu trúc vào giai đoạn nào: đầu tiên</text:p>
      <text:p text:style-name="P18">-Có thể tìm kiếm cục bộ vào giai đoạn nào của thuật toán di truyền:</text:p>
      <text:p text:style-name="P18">+Thay bằng biến dị, thay vì biến dị lung tung thì tạo ra được những cá thể tốt luôn, local search</text:p>
      <text:p text:style-name="P18">-Thuật toán di truyền gồm những tham số nào? Cách lựa chọn?</text:p>
      <text:p text:style-name="P18"><text:soft-page-break/>+số vòng đời, cách thức lựa chọn số cá thể</text:p>
      <text:p text:style-name="P18">+Lựa chọn bằng tay (chạy thử nghiệm xong ghi nhận lại chọn cái tốt nhất, turning tham số <text:line-break/><text:span text:style-name="T15">mean giải quyết bài toán mà hàm mục tiêu chạy ra kết quả, mất rất nhiều thời gian).</text:span></text:p>
      <text:p text:style-name="P22">Lesson 4:</text:p>
      <text:p text:style-name="P19">- Tối ưu đàn kiến (ACO): <text:span text:style-name="T16">hiệu quả hơn thuật toán di truyền</text:span></text:p>
      <text:p text:style-name="P19"/>
      <text:p text:style-name="P19">-<text:span text:style-name="T17">Các công việc chính khi áp dụng ACO giải bài toán:</text:span></text:p>
      <text:p text:style-name="P20">+Xây dựng đồ thị cấu trúc thích hợp:</text:p>
      <text:p text:style-name="P20">+Chọn thông tin heuristic:</text:p>
      <text:p text:style-name="P20">+<text:span text:style-name="T18">Chọn quy tắc cập nhật mùi:</text:span></text:p>
      <text:p text:style-name="P20"/>
      <text:p text:style-name="P24">Lesson 5:</text:p>
      <text:p text:style-name="P24">-<text:span text:style-name="T19">Thuật toán AS giải bài toán TSP:</text:span></text:p>
      <text:p text:style-name="P25">Cập nhật mùi:</text:p>
      <text:p text:style-name="P25">+Tất cả các cạnh sẽ bị bay hơi theo một tỉ lệ không đổi</text:p>
      <text:p text:style-name="P25">+Tất cả kiến sẽ để lại vết mùi trên cạnh đi qua</text:p>
      <text:p text:style-name="P25">-<text:span text:style-name="T20">Hệ kiến ACS</text:span></text:p>
      <text:p text:style-name="P25">-<text:span text:style-name="T21">Hệ kiến MMAS</text:span></text:p>
      <text:p text:style-name="P25"/>
      <text:p text:style-name="P26">Một số chú ý khi áp dụng ACO:<text:line-break/>-<text:span text:style-name="T22">Thực hiện song song</text:span></text:p>
      <text:p text:style-name="P26">-<text:span text:style-name="T22">Kết hợp tìm kiếm cục bộ</text:span></text:p>
      <text:p text:style-name="P26">-<text:span text:style-name="T22">Thông tin heuristic</text:span></text:p>
      <text:p text:style-name="P26">-<text:span text:style-name="T22">Số lượng kiến</text:span></text:p>
      <text:p text:style-name="P26">-<text:span text:style-name="T22">Tham số bay hơi</text:span></text:p>
      <text:p text:style-name="P26"/>
      <text:p text:style-name="P26"/>
      <text:p text:style-name="P27">Báo cáo: <text:span text:style-name="T23">(2trang)</text:span></text:p>
      <text:p text:style-name="P27">-Bài toán là gì? Công việc xung quanh</text:p>
      <text:p text:style-name="P27">-Mô tả bài toán</text:p>
      <text:p text:style-name="P27">-Áp dụng thuật toán nào? Mấu chốt?</text:p>
      <text:p text:style-name="P27"/>
      <text:p text:style-name="P27">-<text:span text:style-name="T24">Bài toán/phương pháp/kết quả</text:span></text:p>
      <text:p text:style-name="P27"/>
      <text:p text:style-name="P27">-<text:span text:style-name="T25">Thuộc tạp chí tốt, những năm gần đây (2k10), đề xuất cải tiến (opt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07:14:55.313429236</meta:creation-date>
    <meta:generator>LibreOffice/5.1.6.2$Linux_X86_64 LibreOffice_project/10m0$Build-2</meta:generator>
    <dc:date>2017-03-10T08:43:00.826093841</dc:date>
    <meta:editing-duration>PT4H22M37S</meta:editing-duration>
    <meta:editing-cycles>46</meta:editing-cycles>
    <meta:document-statistic meta:table-count="0" meta:image-count="0" meta:object-count="0" meta:page-count="4" meta:paragraph-count="98" meta:word-count="999" meta:character-count="4402" meta:non-whitespace-character-count="3484"/>
  </office:meta>
</office:document-meta>
</file>